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mic Sans MS" fo:font-size="16pt" fo:language="en" fo:country="US"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style:tab-stops>
          <style:tab-stop style:position="1.535cm"/>
        </style:tab-stops>
      </style:paragraph-properties>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style:tab-stops>
          <style:tab-stop style:position="1.535cm"/>
        </style:tab-stops>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4.075cm"/>
        </style:tab-stops>
      </style:paragraph-properties>
    </style:style>
    <style:style style:name="P9" style:family="paragraph" style:parent-style-name="Standard">
      <style:text-properties fo:color="#000000"/>
    </style:style>
    <style:style style:name="P10" style:family="paragraph" style:parent-style-name="Standard">
      <style:text-properties fo:color="#000000" fo:language="en" fo:country="US"/>
    </style:style>
    <style:style style:name="P11" style:family="paragraph" style:parent-style-name="Standard">
      <style:text-properties fo:color="#000000" fo:font-size="13pt" fo:language="en" fo:country="US" style:font-size-asian="13pt" style:font-size-complex="13pt"/>
    </style:style>
    <style:style style:name="P12" style:family="paragraph" style:parent-style-name="Standard">
      <style:text-properties fo:color="#4700b8" fo:language="en" fo:country="US"/>
    </style:style>
    <style:style style:name="P13" style:family="paragraph" style:parent-style-name="Standard">
      <style:text-properties fo:color="#00ae00" fo:language="en" fo:country="US"/>
    </style:style>
    <style:style style:name="P14" style:family="paragraph" style:parent-style-name="Standard">
      <style:text-properties fo:color="#33cc66" fo:language="en" fo:country="US" style:text-underline-style="solid" style:text-underline-width="auto" style:text-underline-color="font-color" style:text-underline-mode="continuous" style:text-overline-mode="continuous" style:text-line-through-mode="continuous"/>
    </style:style>
    <style:style style:name="P15" style:family="paragraph" style:parent-style-name="Standard">
      <style:text-properties fo:font-size="13pt" fo:language="en" fo:country="US" style:font-size-asian="13pt" style:font-size-complex="13pt"/>
    </style:style>
    <style:style style:name="P16" style:family="paragraph" style:parent-style-name="Text_20_body">
      <style:text-properties fo:language="en" fo:country="GB"/>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ent-style-name="Standard">
      <style:text-properties officeooo:paragraph-rsid="00185d79"/>
    </style:style>
    <style:style style:name="T1" style:family="text">
      <style:text-properties style:font-name="Comic Sans MS" fo:font-size="16pt" fo:language="en" fo:country="US"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 style:family="text">
      <style:text-properties style:font-name="Comic Sans MS" fo:font-size="16pt" fo:language="en" fo:country="US"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style:text-underline-style="solid" style:text-underline-width="auto" style:text-underline-color="font-color" style:text-underline-mode="continuous" style:text-overline-mode="continuous" style:text-line-through-mode="continuous"/>
    </style:style>
    <style:style style:name="T8" style:family="text">
      <style:text-properties fo:color="#ff0000"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9" style:family="text">
      <style:text-properties fo:color="#ff0000"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0" style:family="text">
      <style:text-properties fo:color="#ff0000" fo:font-size="14pt" fo:language="en" fo:country="US"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11" style:family="text">
      <style:text-properties fo:color="#ff0000" fo:font-size="14pt" fo:language="en" fo:country="US" fo:font-weight="bold" style:font-size-asian="14pt" style:font-weight-asian="bold" style:font-size-complex="14pt" style:font-weight-complex="bold"/>
    </style:style>
    <style:style style:name="T12" style:family="text">
      <style:text-properties fo:color="#ff0000" fo:language="en" fo:country="US"/>
    </style:style>
    <style:style style:name="T13" style:family="text">
      <style:text-properties fo:color="#ff0000" fo:language="en" fo:country="US" fo:font-weight="bold" style:font-weight-asian="bold"/>
    </style:style>
    <style:style style:name="T14" style:family="text">
      <style:text-properties fo:color="#ff0000" fo:language="en" fo:country="US" fo:font-weight="bold" style:font-weight-asian="bold" style:font-weight-complex="bold"/>
    </style:style>
    <style:style style:name="T15" style:family="text">
      <style:text-properties fo:color="#ff0000" fo:font-size="13pt" fo:language="en" fo:country="GB"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6" style:family="text">
      <style:text-properties fo:color="#ff0000" fo:font-size="13pt" fo:language="en" fo:country="GB" style:text-underline-style="solid" style:text-underline-width="auto" style:text-underline-color="font-color" style:text-underline-mode="continuous" style:text-overline-mode="continuous" style:text-line-through-mode="continuous" style:font-size-asian="13pt" style:font-size-complex="13pt"/>
    </style:style>
    <style:style style:name="T17" style:family="text">
      <style:text-properties fo:color="#ff0000"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 style:family="text">
      <style:text-properties fo:color="#ff0000" fo:language="en" fo:country="GB" style:text-underline-style="solid" style:text-underline-width="auto" style:text-underline-color="font-color" style:text-underline-mode="continuous" style:text-overline-mode="continuous" style:text-line-through-mode="continuous"/>
    </style:style>
    <style:style style:name="T19" style:family="text">
      <style:text-properties fo:color="#ff0000" fo:font-size="12pt" fo:language="en" fo:country="GB"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20" style:family="text">
      <style:text-properties fo:color="#ff0000" fo:font-size="12pt" fo:language="en" fo:country="GB" style:text-underline-style="solid" style:text-underline-width="auto" style:text-underline-color="font-color" style:text-underline-mode="continuous" style:text-overline-mode="continuous" style:text-line-through-mode="continuous" style:font-size-asian="12pt" style:font-size-complex="12pt"/>
    </style:style>
    <style:style style:name="T21" style:family="text">
      <style:text-properties fo:language="en" fo:country="GB"/>
    </style:style>
    <style:style style:name="T22" style:family="text">
      <style:text-properties fo:language="en" fo:country="GB" officeooo:rsid="00185d79"/>
    </style:style>
    <style:style style:name="T23" style:family="text">
      <style:text-properties fo:language="en" fo:country="GB" style:text-underline-style="none" officeooo:rsid="00185d79"/>
    </style:style>
    <style:style style:name="T24" style:family="text">
      <style:text-properties fo:color="#000000"/>
    </style:style>
    <style:style style:name="T25" style:family="text">
      <style:text-properties fo:color="#000000" fo:language="en" fo:country="US"/>
    </style:style>
    <style:style style:name="T26" style:family="text">
      <style:text-properties fo:color="#000000" fo:language="en" fo:country="US" fo:font-style="normal" style:font-style-asian="normal" style:font-style-complex="normal"/>
    </style:style>
    <style:style style:name="T27"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28" style:family="text">
      <style:text-properties fo:color="#4700b8"/>
    </style:style>
    <style:style style:name="T29" style:family="text">
      <style:text-properties fo:color="#4700b8" fo:language="en" fo:country="US"/>
    </style:style>
    <style:style style:name="T30" style:family="text">
      <style:text-properties fo:color="#4700b8" fo:language="en" fo:country="US" style:text-underline-style="solid" style:text-underline-width="auto" style:text-underline-color="font-color" style:text-underline-mode="continuous" style:text-overline-mode="continuous" style:text-line-through-mode="continuous"/>
    </style:style>
    <style:style style:name="T31" style:family="text">
      <style:text-properties fo:color="#4700b8"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2" style:family="text">
      <style:text-properties fo:color="#4700b8" fo:language="en" fo:country="US" fo:font-weight="bold" style:font-weight-asian="bold" style:font-weight-complex="bold"/>
    </style:style>
    <style:style style:name="T33" style:family="text">
      <style:text-properties fo:color="#4700b8" fo:font-style="normal" style:text-underline-style="solid" style:text-underline-width="auto" style:text-underline-color="font-color" style:text-underline-mode="continuous" style:text-overline-mode="continuous" style:text-line-through-mode="continuous" style:font-style-asian="normal" style:font-style-complex="normal"/>
    </style:style>
    <style:style style:name="T34" style:family="text">
      <style:text-properties fo:color="#4700b8"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35" style:family="text">
      <style:text-properties fo:color="#4700b8" fo:font-size="14pt" fo:language="en" fo:country="US"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36" style:family="text">
      <style:text-properties fo:color="#00ae00" fo:language="en" fo:country="US"/>
    </style:style>
    <style:style style:name="T37" style:family="text">
      <style:text-properties fo:color="#00ae00" fo:language="en" fo:country="US" fo:font-weight="bold" style:font-weight-asian="bold" style:font-weight-complex="bold"/>
    </style:style>
    <style:style style:name="T38" style:family="text">
      <style:text-properties fo:color="#70ad47" fo:language="en" fo:country="US" fo:font-weight="bold" style:font-weight-asian="bold"/>
    </style:style>
    <style:style style:name="T39" style:family="text">
      <style:text-properties fo:color="#000099" fo:language="en" fo:country="US" fo:font-weight="bold" style:font-weight-asian="bold" style:font-weight-complex="bold"/>
    </style:style>
    <style:style style:name="T40" style:family="text">
      <style:text-properties fo:color="#0070c0"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41" style:family="text">
      <style:text-properties fo:color="#008000" fo:language="en" fo:country="US"/>
    </style:style>
    <style:style style:name="T42" style:family="text">
      <style:text-properties fo:color="#008000" fo:language="en" fo:country="US" fo:font-weight="bold" style:font-weight-asian="bold" style:font-weight-complex="bold"/>
    </style:style>
    <style:style style:name="T43" style:family="text">
      <style:text-properties fo:color="#008000" fo:font-size="13pt" fo:language="en" fo:country="US" fo:font-weight="bold" style:font-size-asian="13pt" style:font-weight-asian="bold" style:font-size-complex="13pt" style:font-weight-complex="bold"/>
    </style:style>
    <style:style style:name="T44" style:family="text">
      <style:text-properties fo:color="#008000" fo:font-size="12pt" fo:language="en" fo:country="US" fo:font-weight="bold" style:font-size-asian="12pt" style:font-weight-asian="bold" style:font-size-complex="12pt" style:font-weight-complex="bold"/>
    </style:style>
    <style:style style:name="T45" style:family="text">
      <style:text-properties fo:font-size="13pt" fo:language="en" fo:country="US" style:font-size-asian="13pt" style:font-size-complex="13pt"/>
    </style:style>
    <style:style style:name="T46" style:family="text">
      <style:text-properties fo:font-size="13pt" fo:language="en" fo:country="US" style:text-underline-style="solid" style:text-underline-width="auto" style:text-underline-color="font-color" style:font-size-asian="13pt" style:font-size-complex="13pt"/>
    </style:style>
    <style:style style:name="T47" style:family="text">
      <style:text-properties fo:font-size="13pt" fo:language="en" fo:country="US" style:text-underline-style="none" style:font-size-asian="13pt" style:font-size-complex="13pt"/>
    </style:style>
    <style:style style:name="T48" style:family="text">
      <style:text-properties fo:font-size="13pt" fo:language="en" fo:country="GB" style:font-size-asian="13pt" style:font-size-complex="13pt"/>
    </style:style>
    <style:style style:name="T49" style:family="text">
      <style:text-properties fo:font-size="13pt" fo:language="en" fo:country="GB" officeooo:rsid="00185d79" style:font-size-asian="13pt" style:font-size-complex="13pt"/>
    </style:style>
    <style:style style:name="T50" style:family="text">
      <style:text-properties fo:font-size="13pt" fo:language="en" fo:country="GB" style:text-underline-style="solid" style:text-underline-width="auto" style:text-underline-color="font-color" style:font-size-asian="13pt" style:font-size-complex="13pt"/>
    </style:style>
    <style:style style:name="T51" style:family="text">
      <style:text-properties fo:font-size="13pt" fo:language="en" fo:country="GB" style:text-underline-style="none" style:font-size-asian="13pt" style:font-size-complex="13pt"/>
    </style:style>
    <style:style style:name="T52" style:family="text">
      <style:text-properties fo:font-size="13pt" fo:language="en" fo:country="GB" style:text-underline-style="none" officeooo:rsid="00185d79" style:font-size-asian="13pt" style:font-size-complex="13pt"/>
    </style:style>
    <style:style style:name="T53" style:family="text">
      <style:text-properties fo:font-size="12pt" fo:language="en" fo:country="GB" style:font-size-asian="12pt" style:font-size-complex="12pt"/>
    </style:style>
    <style:style style:name="T54" style:family="text">
      <style:text-properties fo:font-size="12pt" fo:language="en" fo:country="GB" officeooo:rsid="00185d79" style:font-size-asian="12pt" style:font-size-complex="12pt"/>
    </style:style>
    <style:style style:name="T55" style:family="text">
      <style:text-properties fo:font-size="12pt" fo:language="en" fo:country="GB" style:text-underline-style="none" officeooo:rsid="00185d79" style:font-size-asian="12pt" style:font-size-complex="12pt"/>
    </style:style>
    <style:style style:name="T56" style:family="text">
      <style:text-properties fo:font-size="12pt" fo:language="en" fo:country="US" style:font-size-asian="12pt" style:font-size-complex="12pt"/>
    </style:style>
    <style:style style:name="T57" style:family="text">
      <style:text-properties fo:font-size="12pt" fo:language="en" fo:country="US"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Police_20_par_20_défaut"><text:span text:style-name="T1">USEFUL WEBSITES</text:span></text:span><text:span text:style-name="Police_20_par_20_défaut"><text:span text:style-name="T2"> (info 1)</text:span></text:span></text:p>
      <text:p text:style-name="P1"/>
      <text:p text:style-name="P3"/>
      <text:p text:style-name="Standard"><text:span text:style-name="Police_20_par_20_défaut"><text:span text:style-name="T3">If you fancy practising your English in a playful way, here is a list of websites which should help you brush up or improve your spoken and written level. Focus your attention to the </text:span></text:span><text:span text:style-name="Police_20_par_20_défaut"><text:span text:style-name="T8">TOP 10</text:span></text:span><text:span text:style-name="Police_20_par_20_défaut"><text:span text:style-name="T12"> </text:span></text:span><text:span text:style-name="Police_20_par_20_défaut"><text:span text:style-name="T3">of the most entertaining websites (</text:span></text:span><text:span text:style-name="Police_20_par_20_défaut"><text:span text:style-name="T12">in red </text:span></text:span><text:span text:style-name="Police_20_par_20_défaut"><text:span text:style-name="T3">and </text:span></text:span><text:span text:style-name="Police_20_par_20_défaut"><text:span text:style-name="T4">in bold</text:span></text:span><text:span text:style-name="Police_20_par_20_défaut"><text:span text:style-name="T3">).</text:span></text:span></text:p>
      <text:p text:style-name="P2"/>
      <text:p text:style-name="P2"/>
      <text:p text:style-name="Standard"><text:span text:style-name="Police_20_par_20_défaut"><text:span text:style-name="T3">1) </text:span></text:span><text:span text:style-name="Citation1"><text:span text:style-name="T10">9gag.com</text:span></text:span></text:p>
      <text:p text:style-name="Standard"><text:span text:style-name="Emphasis"><text:span text:style-name="T3">9GAG</text:span></text:span><text:span text:style-name="Police_20_par_20_défaut"><text:span text:style-name="T3"> has the best funny pics, GIFs, videos, memes, cute, wtf, geeky, cosplay photos on the web.</text:span></text:span></text:p>
      <text:p text:style-name="Standard"><text:span text:style-name="Emphasis"><text:span text:style-name="T6">It</text:span></text:span><text:span text:style-name="Police_20_par_20_défaut"><text:span text:style-name="T3"> is a great source of fun, so check it out now!</text:span></text:span></text:p>
      <text:p text:style-name="P2"/>
      <text:p text:style-name="P6"><text:span text:style-name="Police_20_par_20_défaut"><text:span text:style-name="T3">1') </text:span></text:span><text:a xlink:type="simple" xlink:href="http://www.elllo.org/" office:target-frame-name="_top" xlink:show="replace" text:style-name="Internet_20_link" text:visited-style-name="Visited_20_Internet_20_Link"><text:span text:style-name="Police_20_par_20_défaut"><text:span text:style-name="T5">http://www.elllo.org</text:span></text:span></text:a><text:span text:style-name="Police_20_par_20_défaut"><text:span text:style-name="T3"><text:line-break/>On this site, learn real English language from English speakers around the world with free listening, reading, and vocabulary activities and downloads. Helpful to improve your listening skills.</text:span></text:span></text:p>
      <text:p text:style-name="P6"><text:span text:style-name="Police_20_par_20_défaut"><text:span text:style-name="T3"><text:line-break/>2) </text:span></text:span><text:bookmark text:name="OBJ_PREFIX_DWT470_com_zimbra_url"/><text:a xlink:type="simple" xlink:href="http://www.bbc.co.uk/worldservice/learningenglish/" office:target-frame-name="_top" xlink:show="replace" text:style-name="Internet_20_link" text:visited-style-name="Visited_20_Internet_20_Link"><text:span text:style-name="Police_20_par_20_défaut"><text:span text:style-name="T5">http://www.bbc.co.uk/worldservice/learningenglish</text:span></text:span></text:a><text:span text:style-name="Police_20_par_20_défaut"><text:span text:style-name="T3"><text:line-break/>BBC Learning English</text:span></text:span></text:p>
      <text:p text:style-name="P4"/>
      <text:p text:style-name="P6"><text:span text:style-name="Police_20_par_20_défaut"><text:span text:style-name="T21">3) </text:span></text:span><text:a xlink:type="simple" xlink:href="http://www.bbc.co.uk/webwise/0/" office:target-frame-name="_top" xlink:show="replace" text:style-name="Internet_20_link" text:visited-style-name="Visited_20_Internet_20_Link"><text:span text:style-name="Police_20_par_20_défaut"><text:span text:style-name="T21">http://www.bbc.co.uk/webwise/0</text:span></text:span></text:a></text:p>
      <text:p text:style-name="P6"><text:span text:style-name="Police_20_par_20_défaut"><text:span text:style-name="T21">(Subtitle: Knowledge &amp; learning beta) BBC WebWise</text:span></text:span><text:span text:style-name="Police_20_par_20_défaut"><text:span text:style-name="T3"> </text:span></text:span><text:span text:style-name="Police_20_par_20_défaut"><text:span text:style-name="T21">is the BBC's guide to the internet for computer novices. Created in 1998, it consists of a series of articles and videos as well as a computing course. It also incorporates elements of another BBC website, BBC Raw Computers.</text:span></text:span></text:p>
      <text:p text:style-name="P16">Have a look at the Glossary of computing and technology terms (WebWise A-Z).</text:p>
      <text:p text:style-name="P4"/>
      <text:p text:style-name="P6"><text:span text:style-name="Police_20_par_20_défaut"><text:span text:style-name="T3">4) </text:span></text:span><text:bookmark text:name="OBJ_PREFIX_DWT471_com_zimbra_url"/><text:a xlink:type="simple" xlink:href="http://www.english-test.net/" office:target-frame-name="_top" xlink:show="replace" text:style-name="Internet_20_link" text:visited-style-name="Visited_20_Internet_20_Link"><text:span text:style-name="Police_20_par_20_défaut"><text:span text:style-name="T3">http://www.english-test.net</text:span></text:span></text:a></text:p>
      <text:p text:style-name="P4">For a wide range of free English tests</text:p>
      <text:p text:style-name="P4"/>
      <text:p text:style-name="P6"><text:span text:style-name="Police_20_par_20_défaut"><text:span text:style-name="T25">5) </text:span></text:span><text:a xlink:type="simple" xlink:href="http://www.easyenglish.com/" office:target-frame-name="_top" xlink:show="replace" text:style-name="Internet_20_link" text:visited-style-name="Visited_20_Internet_20_Link"><text:span text:style-name="Police_20_par_20_défaut"><text:span text:style-name="T30">www.easyenglish.com</text:span></text:span></text:a></text:p>
      <text:p text:style-name="P4">More free online English tests: you can choose from random easy, medium or difficult online quizzes, as well as personalized tests, and try to answer the Question of the Day.</text:p>
      <text:p text:style-name="P4"><text:s/></text:p>
      <text:p text:style-name="P6"><text:span text:style-name="Police_20_par_20_défaut"><text:span text:style-name="T25">6) </text:span></text:span><text:span text:style-name="Police_20_par_20_défaut"><text:span text:style-name="T30">englishbyyourself.fr</text:span></text:span><text:span text:style-name="Police_20_par_20_défaut"><text:span text:style-name="T37"> </text:span></text:span><text:span text:style-name="Police_20_par_20_défaut"><text:span text:style-name="T36">(+)</text:span></text:span></text:p>
      <text:p text:style-name="P4">Created by the CNED, approved by the British Council and the Ministry of Education.</text:p>
      <text:p text:style-name="P4"/>
      <text:p text:style-name="Standard">7) <text:bookmark-start text:name="__DdeLink__10031_182712720"/><text:span text:style-name="Citation1"><text:span text:style-name="T33">c-a-dir.org/soiree_anglo2005/fiche_english_savoir_vivre.pdf</text:span></text:span><text:bookmark-end text:name="__DdeLink__10031_182712720"/></text:p>
      <text:p text:style-name="Standard"><text:span text:style-name="Citation1"><text:span text:style-name="T26">Polite phrases for a job interview or any formal situation.</text:span></text:span></text:p>
      <text:p text:style-name="P2"/>
      <text:p text:style-name="P6"><text:span text:style-name="Citation1"><text:span text:style-name="T26">8) </text:span></text:span><text:bookmark text:name="OBJ_PREFIX_DWT472_com_zimbra_url"/><text:a xlink:type="simple" xlink:href="http://www.englishclub.com/" office:target-frame-name="_top" xlink:show="replace" text:style-name="Internet_20_link" text:visited-style-name="Visited_20_Internet_20_Link"><text:span text:style-name="Citation1"><text:span text:style-name="T6">www.englishclub.com</text:span></text:span></text:a></text:p>
      <text:p text:style-name="P6"><text:span text:style-name="Citation1"><text:span text:style-name="T6">Look up the 'Idioms of the Day', 'Slang of the Day', 'Saying of the Day', 'Language Tools', quizzes (to test your general knowledge or English level), games, lessons...</text:span></text:span></text:p>
      <text:p text:style-name="P2"/>
      <text:p text:style-name="Standard"><text:span text:style-name="Police_20_par_20_défaut"><text:span text:style-name="T3">9) </text:span></text:span><text:a xlink:type="simple" xlink:href="http://www.englishclub.com/writing/spelling_american-english.htm" office:target-frame-name="_top" xlink:show="replace" text:style-name="Internet_20_link" text:visited-style-name="Visited_20_Internet_20_Link"><text:span text:style-name="Police_20_par_20_défaut"><text:span text:style-name="T3">www.englishclub.com/writing/spelling_american-english.htm</text:span></text:span></text:a></text:p>
      <text:p text:style-name="P2">About British English &amp; American English.</text:p>
      <text:p text:style-name="P2"/>
      <text:p text:style-name="P6">10) <text:a xlink:type="simple" xlink:href="http://www.englishclub.com/vocabulary/" office:target-frame-name="_top" xlink:show="replace" text:style-name="Internet_20_link" text:visited-style-name="Visited_20_Internet_20_Link">www.englishclub.com/vocabulary</text:a></text:p>
      <text:p text:style-name="Standard">To revise phrasal verbs, click on 'Phrasal Verbs Tips'.</text:p>
      <text:p text:style-name="Standard"/>
      <text:p text:style-name="Standard"><text:span text:style-name="Police_20_par_20_défaut"><text:span text:style-name="T3">11) </text:span></text:span><text:a xlink:type="simple" xlink:href="http://www.englishclub.com/listening/index.htm" office:target-frame-name="_top" xlink:show="replace" text:style-name="Internet_20_link" text:visited-style-name="Visited_20_Internet_20_Link"><text:span text:style-name="Police_20_par_20_défaut"><text:span text:style-name="T3">www.englishclub.com/listening</text:span></text:span></text:a><text:span text:style-name="Police_20_par_20_défaut"><text:span text:style-name="T3"><text:line-break/>There may be 26 letters in the English alphabet, but there are twice that many sounds in the English </text:span></text:span><text:soft-page-break/><text:span text:style-name="Police_20_par_20_défaut"><text:span text:style-name="T3">language, and students have to know them all if they want to speak good English. That's why so many of them have problems with pronunciation. So it makes the whole difference if you listen to a bit of English regularly.</text:span></text:span></text:p>
      <text:p text:style-name="P2"/>
      <text:p text:style-name="P8"><text:bookmark text:name="OBJ_PREFIX_DWT536_com_zimbra_url"/><text:span text:style-name="Police_20_par_20_défaut"><text:span text:style-name="T3">12) </text:span></text:span><text:a xlink:type="simple" xlink:href="http://www.tefl.net/downloads/PDF/EnglishClub-English-Prepositions-List.pdf" office:target-frame-name="_top" xlink:show="replace" text:style-name="Internet_20_link" text:visited-style-name="Visited_20_Internet_20_Link"><text:span text:style-name="Police_20_par_20_défaut"><text:span text:style-name="T3">http://www.tefl.net/downloads/PDF/EnglishClub-English-Prepositions-List.pdf</text:span></text:span></text:a><text:span text:style-name="Police_20_par_20_défaut"><text:span text:style-name="T3"> </text:span></text:span><text:span text:style-name="Police_20_par_20_défaut"><text:span text:style-name="T37">(+)</text:span></text:span></text:p>
      <text:p text:style-name="P5">All you need to know about prepositions and lots of quizzes to test your knowledge. This free downloadable and extremely valuable booklet contains 370 sample sentences, 200 quizz questions, answers and illustrations.</text:p>
      <text:p text:style-name="P5"/>
      <text:p text:style-name="P7"><text:span text:style-name="Police_20_par_20_défaut"><text:span text:style-name="T3">13)</text:span></text:span><text:span text:style-name="Police_20_par_20_défaut"><text:span text:style-name="T31"> </text:span></text:span><text:span text:style-name="Police_20_par_20_défaut"><text:span text:style-name="T9">smosh.com</text:span></text:span><text:span text:style-name="Police_20_par_20_défaut"><text:span text:style-name="T14"> </text:span></text:span><text:span text:style-name="Police_20_par_20_défaut"><text:span text:style-name="T38">(</text:span></text:span><text:span text:style-name="Police_20_par_20_défaut"><text:span text:style-name="T37">+)</text:span></text:span></text:p>
      <text:p text:style-name="P5">The most popular American channel on YouTube.</text:p>
      <text:p text:style-name="P5"/>
      <text:p text:style-name="Standard"><text:span text:style-name="Police_20_par_20_défaut"><text:span text:style-name="T25">14) </text:span></text:span><text:a xlink:type="simple" xlink:href="http://www.manythings.org/" office:target-frame-name="_top" xlink:show="replace" text:style-name="Internet_20_link" text:visited-style-name="Visited_20_Internet_20_Link"><text:span text:style-name="Police_20_par_20_défaut"><text:span text:style-name="T30">www.manythings.org</text:span></text:span></text:a></text:p>
      <text:p text:style-name="Standard"><text:span text:style-name="Police_20_par_20_défaut"><text:span text:style-name="T3">Interesting things for ESL (English as a Second Language) students. Contains plenty of speaking, </text:span></text:span><text:span text:style-name="Police_20_par_20_défaut"><text:span text:style-name="T25">listening and reading material. Useful to better your listening skills: go to 'Listening &amp; Speaking', then to 'Listening to Naturally-spoken English' (Audio with Transcriptions).</text:span></text:span></text:p>
      <text:p text:style-name="P2"/>
      <text:p text:style-name="P7"><text:span text:style-name="Police_20_par_20_défaut"><text:span text:style-name="T25">15)</text:span></text:span><text:span text:style-name="Police_20_par_20_défaut"><text:span text:style-name="T11"> </text:span></text:span><text:a xlink:type="simple" xlink:href="http://www.ted.com/" office:target-frame-name="_top" xlink:show="replace" text:style-name="Internet_20_link" text:visited-style-name="Visited_20_Internet_20_Link"><text:span text:style-name="Police_20_par_20_défaut"><text:span text:style-name="T9">www.ted.com</text:span></text:span></text:a><text:span text:style-name="Police_20_par_20_défaut"><text:span text:style-name="T37"> (+)</text:span></text:span></text:p>
      <text:p text:style-name="P7"><text:span text:style-name="Police_20_par_20_défaut"><text:span text:style-name="T25">'Ideas worth spreading':</text:span></text:span><text:span text:style-name="Police_20_par_20_défaut"><text:span text:style-name="T3"> it was founded by Bill Clinton and provides a wide range of conferences, show talks, conversations, testimonies about various topics (technology, entertainment, design, business, science and global issues). For instance, you can watch interesting interviews of Bill Clinton and Barack Obama.</text:span></text:span></text:p>
      <text:p text:style-name="P5"/>
      <text:p text:style-name="Standard"><text:span text:style-name="Police_20_par_20_défaut"><text:span text:style-name="T25">16) </text:span></text:span><text:span text:style-name="Police_20_par_20_défaut"><text:span text:style-name="T30">www.freerice.com</text:span></text:span></text:p>
      <text:p text:style-name="Standard"><text:span text:style-name="Police_20_par_20_défaut"><text:span text:style-name="T25">It</text:span></text:span><text:span text:style-name="Police_20_par_20_défaut"><text:span text:style-name="T3"> consists of a quizz, and « for each answer you get right, they donate 10 grains of rice through the World Food Programme to help end hunger ». So, it is rather entertaining (playful) and useful at the same time. So why not improve your vocabulary by having a try?</text:span></text:span></text:p>
      <text:p text:style-name="P2"/>
      <text:p text:style-name="Standard"><text:span text:style-name="Police_20_par_20_défaut"><text:span text:style-name="T25">17) </text:span></text:span><text:a xlink:type="simple" xlink:href="http://www.fmylife.com/" office:target-frame-name="_top" xlink:show="replace" text:style-name="Internet_20_link" text:visited-style-name="Visited_20_Internet_20_Link"><text:span text:style-name="Police_20_par_20_défaut"><text:span text:style-name="T9">www.fmylife.com</text:span></text:span></text:a></text:p>
      <text:p text:style-name="P2">'Get the guts to spill the beans': the equivalent of VDM in English, which enables anyone to send a short post about an embarrassing situation they have just had to cope with. Whatever the country, you can thus realize that we may all have to face the same problems in our daily lives. What about practising your written English by submitting your own FML message?</text:p>
      <text:p text:style-name="P2"/>
      <text:p text:style-name="Standard"><text:span text:style-name="Police_20_par_20_défaut"><text:span text:style-name="T25">18) </text:span></text:span><text:a xlink:type="simple" xlink:href="http://www.shoutcast.com/" office:target-frame-name="_top" xlink:show="replace" text:style-name="Internet_20_link" text:visited-style-name="Visited_20_Internet_20_Link"><text:span text:style-name="Police_20_par_20_défaut"><text:span text:style-name="T30">www.shoutcast.com</text:span></text:span></text:a></text:p>
      <text:p text:style-name="Standard"><text:span text:style-name="Police_20_par_20_défaut"><text:span text:style-name="T25">It </text:span></text:span><text:span text:style-name="Police_20_par_20_défaut"><text:span text:style-name="T3">is a radio directory that enables you to stream all kinds of radio stations in English, altogether more than 50,000 free Internet radio stations ! For instance, listen to <text:s/>KISS radio free online at </text:span></text:span><text:span text:style-name="Police_20_par_20_défaut"><text:span text:style-name="T30">www.totalkiss.com</text:span></text:span><text:span text:style-name="Police_20_par_20_défaut"><text:span text:style-name="T3"> for the UK's best Dance, Pop, Hip Hop and R&amp;B on radio, but also metal, rock, reggae, rap, New Age, blues, country, classical, electronic, folk, jazz, ... Great playlist !</text:span></text:span></text:p>
      <text:p text:style-name="P2"/>
      <text:p text:style-name="Standard"><text:span text:style-name="Police_20_par_20_défaut"><text:span text:style-name="T25">19) </text:span></text:span><text:a xlink:type="simple" xlink:href="http://www.sharenator.com/" office:target-frame-name="_top" xlink:show="replace" text:style-name="Internet_20_link" text:visited-style-name="Visited_20_Internet_20_Link"><text:span text:style-name="Police_20_par_20_défaut"><text:span text:style-name="T30">www.sharenator.com</text:span></text:span></text:a><text:span text:style-name="Police_20_par_20_défaut"><text:span text:style-name="T29"> </text:span></text:span><text:span text:style-name="Police_20_par_20_défaut"><text:span text:style-name="T36">(</text:span></text:span><text:span text:style-name="Police_20_par_20_défaut"><text:span text:style-name="T37">+</text:span></text:span><text:span text:style-name="Police_20_par_20_défaut"><text:span text:style-name="T36">)</text:span></text:span></text:p>
      <text:p text:style-name="Standard"><text:span text:style-name="Police_20_par_20_défaut"><text:span text:style-name="T25">Find the 'Two-Question Quizzes'</text:span></text:span><text:span text:style-name="Police_20_par_20_défaut"><text:span text:style-name="T3"> (the impossible Quizz … </text:span></text:span>3 !, Questions to ponder, ...) <text:span text:style-name="Police_20_par_20_défaut"><text:span text:style-name="T3">This website is « all about sharing, voting, competing and simply having fun. Who wants to be the best at posting the coolest stuff ? Join now and benefit from all of sharenator's features available only to members. Be the sharenator ! Create your account ! » <text:s/></text:span></text:span><text:span text:style-name="Police_20_par_20_défaut"><text:span text:style-name="T39"><text:s/></text:span></text:span></text:p>
      <text:p text:style-name="P2"/>
      <text:p text:style-name="Standard"><text:span text:style-name="Police_20_par_20_défaut"><text:span text:style-name="T25">20)</text:span></text:span><text:span text:style-name="Police_20_par_20_défaut"><text:span text:style-name="T29"> </text:span></text:span><text:a xlink:type="simple" xlink:href="http://www.urbandictionary.com/" office:target-frame-name="_top" xlink:show="replace" text:style-name="Internet_20_link" text:visited-style-name="Visited_20_Internet_20_Link"><text:span text:style-name="Police_20_par_20_défaut"><text:span text:style-name="T9">www.urbandictionary.com</text:span></text:span></text:a><text:span text:style-name="Police_20_par_20_défaut"><text:span text:style-name="T14"> </text:span></text:span><text:span text:style-name="Police_20_par_20_défaut"><text:span text:style-name="T36">(</text:span></text:span><text:span text:style-name="Police_20_par_20_défaut"><text:span text:style-name="T37">+</text:span></text:span><text:span text:style-name="Police_20_par_20_défaut"><text:span text:style-name="T36">)</text:span></text:span></text:p>
      <text:p text:style-name="P2">A searchable archive of contemporary American slang, listed in alphabetical order. It allows its users to create definitions for slang words and phrases and submit them for acceptance. Start by reading the 'word of the day'. Very valuable to brush up colloquial idioms and slang phrases.</text:p>
      <text:p text:style-name="Standard">(! a phrase : une locution ; une phrase : a sentence)</text:p>
      <text:p text:style-name="Standard"/>
      <text:p text:style-name="Standard"><text:soft-page-break/><text:span text:style-name="Police_20_par_20_défaut"><text:span text:style-name="T25">21) </text:span></text:span><text:span text:style-name="Police_20_par_20_défaut"><text:span text:style-name="T30">www.jeffdunham.com</text:span></text:span></text:p>
      <text:p text:style-name="Standard"><text:span text:style-name="Police_20_par_20_défaut"><text:span text:style-name="T3">Go to 'videos' to see the performances of the ventriloquist whom Time Magazine called 'the most popular comedian in the United States' and meet his characters, particularly the awkward skeletal Achmed the Dead Terrorist (available on YouTube and Dailymotion too).</text:span></text:span></text:p>
      <text:p text:style-name="P2">All these dummies have now taken on a life of their own, and Dunham has become a comedy phenomenon, reviving a lost art with a contemporary voice. As an entertainer, Jeff Dunham has truly impacted popular culture, and his characters' catchphrases are now part of the everyday language, much to the delight of multi-generational audiences worldwide.</text:p>
      <text:p text:style-name="P2"/>
      <text:p text:style-name="Standard"><text:span text:style-name="Police_20_par_20_défaut"><text:span text:style-name="T25">22)</text:span></text:span><text:span text:style-name="Police_20_par_20_défaut"><text:span text:style-name="T30"> </text:span></text:span><text:a xlink:type="simple" xlink:href="http://www.busuu.com/" office:target-frame-name="_top" xlink:show="replace" text:style-name="Internet_20_link" text:visited-style-name="Visited_20_Internet_20_Link"><text:span text:style-name="Police_20_par_20_défaut"><text:span text:style-name="T3">http://www.busuu.com</text:span></text:span></text:a><text:span text:style-name="Police_20_par_20_défaut"><text:span text:style-name="T3"> </text:span></text:span><text:span text:style-name="Police_20_par_20_défaut"><text:span text:style-name="T12"><text:s/>(-)</text:span></text:span></text:p>
      <text:p text:style-name="P10">A social network for learning 12 languages. Users select one or more of these languages and work through the self-paced units.</text:p>
      <text:p text:style-name="P10"/>
      <text:p text:style-name="Standard"><text:span text:style-name="Police_20_par_20_défaut"><text:span text:style-name="T25">23)</text:span></text:span><text:span text:style-name="Police_20_par_20_défaut"><text:span text:style-name="T29"> </text:span></text:span><text:span text:style-name="Police_20_par_20_défaut"><text:span text:style-name="T30">a4esl.org</text:span></text:span><text:span text:style-name="Police_20_par_20_défaut"><text:span text:style-name="T37"> </text:span></text:span><text:span text:style-name="Police_20_par_20_défaut"><text:span text:style-name="T36">(+)</text:span></text:span></text:p>
      <text:p text:style-name="P2">Supplies students with quizzes, tests, exercises and puzzles to help them learn English as a Foreign Language (EFL). Beside the grammar and vocabulary quizzes, you'll also find valuable podcasts and videos on YouTube.</text:p>
      <text:p text:style-name="P2"/>
      <text:p text:style-name="Standard"><text:span text:style-name="Police_20_par_20_défaut"><text:span text:style-name="T25">24)</text:span></text:span><text:span text:style-name="Police_20_par_20_défaut"><text:span text:style-name="T13"> </text:span></text:span><text:a xlink:type="simple" xlink:href="http://www.robotchicken.com/" office:target-frame-name="_top" xlink:show="replace" text:style-name="Internet_20_link" text:visited-style-name="Visited_20_Internet_20_Link"><text:span text:style-name="Police_20_par_20_défaut"><text:span text:style-name="T40">www.robotchicken.com</text:span></text:span></text:a></text:p>
      <text:p text:style-name="Standard"><text:span text:style-name="Police_20_par_20_défaut"><text:span text:style-name="T25">This</text:span></text:span><text:span text:style-name="Police_20_par_20_défaut"><text:span text:style-name="T3"> American sketch comedy parodies a number of pop culture conventions, resorting to stop motion animation of toys, figures made of clay (claymation, used for special effects), and so on. It focuses on mocking popular games, TV programs and movies, such as Twilight, Avatar, Star Wars, Super Mario, Dragon Ball, Godzilla or current events.</text:span></text:span></text:p>
      <text:p text:style-name="P2"/>
      <text:p text:style-name="Standard"><text:span text:style-name="Police_20_par_20_défaut"><text:span text:style-name="T25">25) </text:span></text:span><text:span text:style-name="Police_20_par_20_défaut"><text:span text:style-name="T30">voseries.forumactif.com. </text:span></text:span><text:span text:style-name="Police_20_par_20_défaut"><text:span text:style-name="T12"><text:s/>(-)</text:span></text:span></text:p>
      <text:p text:style-name="P10">A streaming website to watch your favourite American series.</text:p>
      <text:p text:style-name="P10"/>
      <text:p text:style-name="Standard"><text:span text:style-name="Police_20_par_20_défaut"><text:span text:style-name="T3">26) </text:span></text:span><text:bookmark-start text:name="__DdeLink__5132_4371511101"/><text:a xlink:type="simple" xlink:href="http://www.free-tv-video-online.me/" office:target-frame-name="_top" xlink:show="replace" text:style-name="Internet_20_link" text:visited-style-name="Visited_20_Internet_20_Link"><text:span text:style-name="Police_20_par_20_défaut"><text:span text:style-name="T7">http://www.free-tv-video-online.m</text:span></text:span></text:a><text:bookmark-end text:name="__DdeLink__5132_4371511101"/><text:a xlink:type="simple" xlink:href="http://www.free-tv-video-online.me/" office:target-frame-name="_top" xlink:show="replace" text:style-name="Internet_20_link" text:visited-style-name="Visited_20_Internet_20_Link"><text:span text:style-name="Police_20_par_20_défaut"><text:span text:style-name="T7">e</text:span></text:span></text:a><text:span text:style-name="Police_20_par_20_défaut"><text:span text:style-name="T29"> </text:span></text:span><text:span text:style-name="Police_20_par_20_défaut"><text:span text:style-name="T36">(</text:span></text:span><text:span text:style-name="Police_20_par_20_défaut"><text:span text:style-name="T37">+</text:span></text:span><text:span text:style-name="Police_20_par_20_défaut"><text:span text:style-name="T36">)</text:span></text:span></text:p>
      <text:p text:style-name="P2">Contains a wide range of links to TV-shows in streaming. Perfect for TV-show fans.</text:p>
      <text:p text:style-name="P12"/>
      <text:p text:style-name="Standard"><text:span text:style-name="Police_20_par_20_défaut"><text:span text:style-name="T3">27) </text:span></text:span><text:a xlink:type="simple" xlink:href="http://www.anglaisfacile.com/" office:target-frame-name="_top" xlink:show="replace" text:style-name="Internet_20_link" text:visited-style-name="Visited_20_Internet_20_Link"><text:span text:style-name="Police_20_par_20_défaut"><text:span text:style-name="T3">http://www.anglaisfacile.com</text:span></text:span></text:a></text:p>
      <text:p text:style-name="P2">For beginners. Provides short instructive games and plenty of various activities (you can also watch the news). Before starting the exercises, you can test your level. But the menu isn't very ergonomic, so it's not always easy to find what you're looking for. <text:line-break/></text:p>
      <text:p text:style-name="Standard"><text:span text:style-name="Police_20_par_20_défaut"><text:span text:style-name="T3">28) </text:span></text:span><text:a xlink:type="simple" xlink:href="http://www.anglais-gratuit.fr/" office:target-frame-name="_top" xlink:show="replace" text:style-name="Internet_20_link" text:visited-style-name="Visited_20_Internet_20_Link"><text:span text:style-name="Police_20_par_20_défaut"><text:span text:style-name="T30">http://www.anglais-gratuit.fr</text:span></text:span></text:a></text:p>
      <text:p text:style-name="P2">Simple website, which contains targeted exercises, quizzes, games, lessons, tests...</text:p>
      <text:p text:style-name="P2">Exercises are available for all levels but are most suitable for beginners.</text:p>
      <text:p text:style-name="P2"/>
      <text:p text:style-name="Standard">29)<text:span text:style-name="Police_20_par_20_défaut"><text:span text:style-name="T28"> </text:span></text:span><text:span text:style-name="Police_20_par_20_défaut"><text:span text:style-name="T30">www.elearnenglishlanguage.com</text:span></text:span></text:p>
      <text:p text:style-name="Standard"><text:span text:style-name="Police_20_par_20_défaut"><text:span text:style-name="T24">Free online language learning that offers lessons and information about everything related to English as it is spoken around the world. </text:span></text:span><text:span text:style-name="Police_20_par_20_défaut"><text:span text:style-name="T3"><text:line-break/></text:span></text:span></text:p>
      <text:p text:style-name="Standard"><text:span text:style-name="Police_20_par_20_défaut"><text:span text:style-name="T25">30) </text:span></text:span><text:a xlink:type="simple" xlink:href="http://www.e-anglais.com/" office:target-frame-name="_top" xlink:show="replace" text:style-name="Internet_20_link" text:visited-style-name="Visited_20_Internet_20_Link"><text:span text:style-name="Police_20_par_20_défaut"><text:span text:style-name="T30">http://www.e-anglais.com</text:span></text:span></text:a><text:span text:style-name="Police_20_par_20_défaut"><text:span text:style-name="T29"> </text:span></text:span><text:span text:style-name="Police_20_par_20_défaut"><text:span text:style-name="T36">(</text:span></text:span><text:span text:style-name="Police_20_par_20_défaut"><text:span text:style-name="T37">+</text:span></text:span><text:span text:style-name="Police_20_par_20_défaut"><text:span text:style-name="T36">)</text:span></text:span></text:p>
      <text:p text:style-name="Standard"><text:span text:style-name="Police_20_par_20_défaut"><text:span text:style-name="T25">Plenty of lessons, exercises, tests, exam preparations, </text:span></text:span><text:span text:style-name="Police_20_par_20_défaut"><text:span text:style-name="T36">valuable resources (Business English, newspapers, TVs and radios, On-Line books, ...).</text:span></text:span></text:p>
      <text:p text:style-name="P13"/>
      <text:p text:style-name="Standard"><text:span text:style-name="Police_20_par_20_défaut"><text:span text:style-name="T25">31)</text:span></text:span><text:span text:style-name="Police_20_par_20_défaut"><text:span text:style-name="T27"> </text:span></text:span><text:span text:style-name="Police_20_par_20_défaut"><text:span text:style-name="T30">babbel.com</text:span></text:span></text:p>
      <text:p text:style-name="P10">You have to create an account to access the site.</text:p>
      <text:p text:style-name="P14"/>
      <text:p text:style-name="Standard"><text:span text:style-name="Police_20_par_20_défaut"><text:span text:style-name="T25">32)</text:span></text:span><text:span text:style-name="Police_20_par_20_défaut"><text:span text:style-name="T29"> </text:span></text:span><text:a xlink:type="simple" xlink:href="http://www.english-for-techies.net/" office:target-frame-name="_top" xlink:show="replace" text:style-name="Internet_20_link" text:visited-style-name="Visited_20_Internet_20_Link"><text:span text:style-name="Police_20_par_20_défaut"><text:span text:style-name="T34">http://www.</text:span></text:span></text:a><text:a xlink:type="simple" xlink:href="http://www.english-for-techies.net/" office:target-frame-name="_top" xlink:show="replace" text:style-name="Internet_20_link" text:visited-style-name="Visited_20_Internet_20_Link"><text:span text:style-name="Police_20_par_20_défaut"><text:span text:style-name="T9">english-for-techies.net</text:span></text:span></text:a><text:span text:style-name="Police_20_par_20_défaut"><text:span text:style-name="T32"> </text:span></text:span><text:span text:style-name="Police_20_par_20_défaut"><text:span text:style-name="T42">(+)</text:span></text:span></text:p>
      <text:p text:style-name="Standard"><text:span text:style-name="Police_20_par_20_défaut"><text:span text:style-name="T25">Co</text:span></text:span><text:span text:style-name="Police_20_par_20_défaut"><text:span text:style-name="T3">mplete website for technical and general vocabulary, grammar, tests, ...</text:span></text:span></text:p>
      <text:p text:style-name="Standard"><text:soft-page-break/><text:span text:style-name="Police_20_par_20_défaut"><text:span text:style-name="T25">33) </text:span></text:span><text:span text:style-name="Police_20_par_20_défaut"><text:span text:style-name="T9">slashdot.org</text:span></text:span><text:span text:style-name="Police_20_par_20_défaut"><text:span text:style-name="T14"> </text:span></text:span><text:span text:style-name="Police_20_par_20_défaut"><text:span text:style-name="T42">(+)</text:span></text:span></text:p>
      <text:p text:style-name="Standard"><text:span text:style-name="Police_20_par_20_défaut"><text:span text:style-name="T24">A technology-related news website. Its slogan is '</text:span></text:span><text:span text:style-name="Police_20_par_20_défaut"><text:span text:style-name="T21">News for nerds'.</text:span></text:span><text:span text:style-name="Police_20_par_20_défaut"><text:span text:style-name="T3"> Articles about computer graphics (</text:span></text:span><text:span text:style-name="Police_20_par_20_défaut"><text:span text:style-name="T21">augmented reality, computer vision, 3D, ...).</text:span></text:span></text:p>
      <text:p text:style-name="P2"/>
      <text:p text:style-name="Standard"><text:span text:style-name="Police_20_par_20_défaut"><text:span text:style-name="T25">34) </text:span></text:span><text:a xlink:type="simple" xlink:href="http://www.extremetech.com/" office:target-frame-name="_top" xlink:show="replace" text:style-name="Internet_20_link" text:visited-style-name="Visited_20_Internet_20_Link"><text:span text:style-name="Police_20_par_20_défaut">ex</text:span></text:a><text:a xlink:type="simple" xlink:href="http://www.extremetech.com/" office:target-frame-name="_top" xlink:show="replace" text:style-name="Internet_20_link" text:visited-style-name="Visited_20_Internet_20_Link"><text:span text:style-name="Police_20_par_20_défaut">tremetech.com</text:span></text:a><text:span text:style-name="Police_20_par_20_défaut"><text:span text:style-name="T42"> (+)</text:span></text:span></text:p>
      <text:p text:style-name="P9">A technology weblog about hardware, computer software, computer graphics, science, and other</text:p>
      <text:p text:style-name="P9">state-of-the-art technologies.</text:p>
      <text:p text:style-name="P12"/>
      <text:p text:style-name="Standard"><text:span text:style-name="Police_20_par_20_défaut"><text:span text:style-name="T25">35)</text:span></text:span><text:span text:style-name="Police_20_par_20_défaut"><text:span text:style-name="T29"> </text:span></text:span><text:span text:style-name="Citation1"><text:span text:style-name="T35">www.youtube.com/user/</text:span></text:span><text:span text:style-name="Citation1"><text:span text:style-name="T10">Vsauce</text:span></text:span><text:span text:style-name="Police_20_par_20_défaut"><text:span text:style-name="T12"> </text:span></text:span><text:span text:style-name="Police_20_par_20_défaut"><text:span text:style-name="T29"><text:s/></text:span></text:span><text:span text:style-name="Police_20_par_20_défaut"><text:span text:style-name="T41">(</text:span></text:span><text:span text:style-name="Police_20_par_20_défaut"><text:span text:style-name="T42">+</text:span></text:span><text:span text:style-name="Police_20_par_20_défaut"><text:span text:style-name="T41">)</text:span></text:span></text:p>
      <text:p text:style-name="P10">A series of You Tube channels known for producing videos relating to various scientific topics, as well as gaming, technology and other topics of general interest.</text:p>
      <text:p text:style-name="P10"/>
      <text:p text:style-name="Standard"><text:span text:style-name="Police_20_par_20_défaut"><text:span text:style-name="T25">36)</text:span></text:span><text:span text:style-name="Police_20_par_20_défaut"><text:span text:style-name="T30"> http://www.samsung.com/us/mobile/cell-phones</text:span></text:span></text:p>
      <text:p text:style-name="P10">The official website of Samsung that presents their latest models of cell phones.</text:p>
      <text:p text:style-name="P10"/>
      <text:p text:style-name="Standard"><text:span text:style-name="Police_20_par_20_défaut"><text:span text:style-name="T25">37)</text:span></text:span><text:span text:style-name="Police_20_par_20_défaut"><text:span text:style-name="T30"> </text:span></text:span><text:a xlink:type="simple" xlink:href="http://www.bbc.co.uk/radio" office:target-frame-name="_top" xlink:show="replace" text:style-name="Internet_20_link" text:visited-style-name="Visited_20_Internet_20_Link"><text:span text:style-name="Police_20_par_20_défaut"><text:span text:style-name="T25">http://www.bbc.co.uk/radio</text:span></text:span></text:a><text:span text:style-name="Police_20_par_20_défaut"><text:span text:style-name="T30"> </text:span></text:span><text:span text:style-name="Police_20_par_20_défaut"><text:span text:style-name="T36">(</text:span></text:span><text:span text:style-name="Police_20_par_20_défaut"><text:span text:style-name="T37">+</text:span></text:span><text:span text:style-name="Police_20_par_20_défaut"><text:span text:style-name="T36">)</text:span></text:span></text:p>
      <text:p text:style-name="P2">To listen to a great number of British radio stations.</text:p>
      <text:p text:style-name="P2"/>
      <text:p text:style-name="Standard"><text:span text:style-name="Police_20_par_20_défaut"><text:span text:style-name="T25">38) </text:span></text:span><text:span text:style-name="Police_20_par_20_défaut"><text:span text:style-name="T30">http://www.techrepublic.com</text:span></text:span></text:p>
      <text:p text:style-name="P2">Click on 'Blogs', then type ''10 signs that you aren't cut out for it'' in 'search'.</text:p>
      <text:p text:style-name="P2">To check if you'll be a good and happy computerist ;-)</text:p>
      <text:p text:style-name="P2"/>
      <text:p text:style-name="Standard"><text:span text:style-name="Police_20_par_20_défaut"><text:span text:style-name="T3">39) </text:span></text:span><text:a xlink:type="simple" xlink:href="http://sciencefocus.com/" office:target-frame-name="_top" xlink:show="replace" text:style-name="Internet_20_link" text:visited-style-name="Visited_20_Internet_20_Link"><text:span text:style-name="Police_20_par_20_défaut"><text:span text:style-name="T45">http://sciencefocus.com</text:span></text:span></text:a><text:span text:style-name="Police_20_par_20_défaut"><text:span text:style-name="T32"> </text:span></text:span><text:span text:style-name="Police_20_par_20_défaut"><text:span text:style-name="T42">(+)</text:span></text:span></text:p>
      <text:p text:style-name="P2">The website of the famous BBC FOCUS Magazine, a British monthly magazine about science and technology, written for general readers as well as people with a knowledge of science. There are also regular science celebrity features and interviews.</text:p>
      <text:p text:style-name="P2"/>
      <text:p text:style-name="Standard"><text:span text:style-name="Police_20_par_20_défaut"><text:span text:style-name="T3">40) </text:span></text:span><text:span text:style-name="Police_20_par_20_défaut"><text:span text:style-name="T30">http://onlinetest.intuitionlang.com/test_info.asp?testcode=GE</text:span></text:span></text:p>
      <text:p text:style-name="P2">General English online test, take it anonymously. It is multiple choice and has 40 questions, your test result will be emailed to you.</text:p>
      <text:p text:style-name="P2"/>
      <text:p text:style-name="Standard"><text:span text:style-name="Police_20_par_20_défaut"><text:span text:style-name="T3">41) </text:span></text:span><text:span text:style-name="Police_20_par_20_défaut"><text:span text:style-name="T30">http://www.hli.co.uk/english/english-tests/english-test-online.php</text:span></text:span></text:p>
      <text:p text:style-name="P2">Likewise, this online test will give you a general idea of your English level. You will get your score.at the end of the 40-question test.</text:p>
      <text:p text:style-name="P2"/>
      <text:p text:style-name="P18"><text:span text:style-name="Police_20_par_20_défaut"><text:span text:style-name="T56">42)</text:span></text:span><text:span text:style-name="Police_20_par_20_défaut"><text:span text:style-name="T57"> </text:span></text:span><text:a xlink:type="simple" xlink:href="http://www.howstuffworks.com/" office:target-frame-name="_top" xlink:show="replace" text:style-name="Internet_20_link" text:visited-style-name="Visited_20_Internet_20_Link"><text:span text:style-name="Police_20_par_20_défaut"><text:span text:style-name="T19">http://www.howstuffworks.com</text:span></text:span></text:a><text:a xlink:type="simple" xlink:href="http://www.howstuffworks.com/" office:target-frame-name="_top" xlink:show="replace" text:style-name="Internet_20_link" text:visited-style-name="Visited_20_Internet_20_Link"><text:span text:style-name="Police_20_par_20_défaut"><text:span text:style-name="T20">/</text:span></text:span></text:a><text:span text:style-name="Police_20_par_20_défaut"><text:span text:style-name="T56"> </text:span></text:span><text:span text:style-name="Police_20_par_20_défaut"><text:span text:style-name="T44">(+)</text:span></text:span></text:p>
      <text:p text:style-name="P18"><text:span text:style-name="Police_20_par_20_défaut"><text:span text:style-name="T53">This website explains thousands of topics with video</text:span></text:span><text:span text:style-name="Police_20_par_20_défaut"><text:span text:style-name="T54">s</text:span></text:span><text:span text:style-name="Police_20_par_20_défaut"><text:span text:style-name="T53"> and illustrations, so you can learn how everything </text:span></text:span><text:span text:style-name="Police_20_par_20_défaut"><text:span text:style-name="T54">functions/operates</text:span></text:span><text:span text:style-name="Police_20_par_20_défaut"><text:span text:style-name="T53">. </text:span></text:span><text:span text:style-name="Police_20_par_20_défaut"><text:span text:style-name="T54">Its motto:</text:span></text:span><text:a xlink:type="simple" xlink:href="http://www.google.fr/url?sa=t&amp;rct=j&amp;q=&amp;esrc=s&amp;source=web&amp;cd=1&amp;sqi=2&amp;ved=0CDAQFjAA&amp;url=http%3A%2F%2Fwww.howstuffworks.com%2F&amp;ei=STJAUoiOAueO7Qbrk4GQBA&amp;usg=AFQjCNFhYhp0d3iIAv3CpvRje2HXfPm0UA&amp;bvm=bv.52434380,d.d2k" office:target-frame-name="_top" xlink:show="replace" text:style-name="Internet_20_link" text:visited-style-name="Visited_20_Internet_20_Link"><text:span text:style-name="Police_20_par_20_défaut"><text:span text:style-name="T55">"Learn How Everything Works!"</text:span></text:span></text:a><text:span text:style-name="Police_20_par_20_défaut"><text:span text:style-name="T54"> </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size-asian="24pt" style:font-weight-asian="bold" style:font-size-complex="24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family="'Times New Roman'"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itation1"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creation-date>2011-12-01T14:34:00Z</meta:creation-date>
    <dc:date>2017-10-18T00:09:32.531000000</dc:date>
    <meta:print-date>2011-12-06T08:16:00Z</meta:print-date>
    <meta:editing-cycles>291</meta:editing-cycles>
    <meta:editing-duration>PT1H45M16S</meta:editing-duration>
    <meta:document-statistic meta:table-count="0" meta:image-count="0" meta:object-count="0" meta:page-count="6" meta:paragraph-count="93" meta:word-count="1428" meta:character-count="9539" meta:non-whitespace-character-count="8189"/>
    <meta:template xlink:type="simple" xlink:actuate="onRequest" xlink:title="" xlink:href="Normal.dotm"/>
  </office:meta>
</office:document-meta>
</file>